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adornments="Gras" style:font-family-generic="swiss"/>
    <style:font-face style:name="Arial2" svg:font-family="Arial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paragraph-properties fo:break-before="page"/>
      <style:text-properties style:font-name="Arial"/>
    </style:style>
    <style:style style:name="P5" style:family="paragraph" style:parent-style-name="Heading_20_1">
      <style:paragraph-properties fo:break-before="page"/>
      <style:text-properties style:font-name="Arial" officeooo:paragraph-rsid="00179831"/>
    </style:style>
    <style:style style:name="P6" style:family="paragraph" style:parent-style-name="Heading_20_1" style:list-style-name="">
      <style:text-properties style:font-name="Arial" officeooo:paragraph-rsid="00179831"/>
    </style:style>
    <style:style style:name="P7" style:family="paragraph" style:parent-style-name="Heading_20_2">
      <style:text-properties style:font-name="Arial" officeooo:paragraph-rsid="00179831"/>
    </style:style>
    <style:style style:name="P8" style:family="paragraph" style:parent-style-name="Heading_20_2">
      <style:text-properties style:font-name="Arial" officeooo:rsid="00179831" officeooo:paragraph-rsid="00179831"/>
    </style:style>
    <style:style style:name="P9" style:family="paragraph" style:parent-style-name="Heading_20_2">
      <style:text-properties style:font-name="Arial"/>
    </style:style>
    <style:style style:name="P10" style:family="paragraph" style:parent-style-name="Heading_20_2">
      <style:text-properties officeooo:rsid="001834b7" officeooo:paragraph-rsid="001834b7"/>
    </style:style>
    <style:style style:name="P11" style:family="paragraph" style:parent-style-name="Standard">
      <style:text-properties style:font-name="Arial"/>
    </style:style>
    <style:style style:name="P12" style:family="paragraph" style:parent-style-name="Text_20_body">
      <style:text-properties style:font-name="Arial" fo:font-size="16pt" style:font-size-asian="16pt" style:font-size-complex="16pt"/>
    </style:style>
    <style:style style:name="P13" style:family="paragraph" style:parent-style-name="Text_20_body">
      <style:text-properties style:font-name="Arial" officeooo:rsid="00164e16" officeooo:paragraph-rsid="0016fee2"/>
    </style:style>
    <style:style style:name="P14" style:family="paragraph" style:parent-style-name="Text_20_body">
      <style:text-properties style:font-name="Arial" officeooo:rsid="00164e16" officeooo:paragraph-rsid="00164e16"/>
    </style:style>
    <style:style style:name="P15" style:family="paragraph" style:parent-style-name="Text_20_body">
      <style:text-properties style:font-name="Arial" officeooo:rsid="00164e16" officeooo:paragraph-rsid="00179831"/>
    </style:style>
    <style:style style:name="P16" style:family="paragraph" style:parent-style-name="Text_20_body">
      <style:text-properties style:font-name="Arial" officeooo:paragraph-rsid="00179831"/>
    </style:style>
    <style:style style:name="P17" style:family="paragraph" style:parent-style-name="Text_20_body">
      <style:text-properties style:font-name="Arial" officeooo:rsid="0016fee2" officeooo:paragraph-rsid="0016fee2"/>
    </style:style>
    <style:style style:name="P18" style:family="paragraph" style:parent-style-name="Text_20_body" style:list-style-name="L1">
      <style:text-properties style:font-name="Arial" officeooo:rsid="0016fee2" officeooo:paragraph-rsid="0016fee2"/>
    </style:style>
    <style:style style:name="P19" style:family="paragraph" style:parent-style-name="Text_20_body">
      <style:text-properties style:font-name="Arial" officeooo:rsid="00179831" officeooo:paragraph-rsid="00179831"/>
    </style:style>
    <style:style style:name="P20" style:family="paragraph" style:parent-style-name="Text_20_body">
      <style:text-properties style:font-name="Arial" fo:font-size="24pt" style:font-size-asian="24pt" style:font-size-complex="24pt"/>
    </style:style>
    <style:style style:name="P21" style:family="paragraph" style:parent-style-name="Text_20_body">
      <style:paragraph-properties fo:break-before="page"/>
      <style:text-properties style:font-name="Arial" fo:font-size="24pt" style:font-size-asian="24pt" style:font-size-complex="24pt"/>
    </style:style>
    <style:style style:name="P22" style:family="paragraph" style:parent-style-name="Text_20_body">
      <style:text-properties officeooo:paragraph-rsid="001834b7"/>
    </style:style>
    <style:style style:name="P23" style:family="paragraph" style:parent-style-name="Title">
      <style:text-properties style:font-name="Arial" fo:font-size="16pt" style:font-size-asian="16pt" style:font-size-complex="16pt"/>
    </style:style>
    <style:style style:name="P24" style:family="paragraph" style:parent-style-name="Title">
      <style:text-properties style:font-name="Arial" fo:font-size="24pt" style:font-size-asian="24pt" style:font-size-complex="24pt"/>
    </style:style>
    <style:style style:name="T1" style:family="text">
      <style:text-properties officeooo:rsid="00164e16"/>
    </style:style>
    <style:style style:name="T2" style:family="text">
      <style:text-properties fo:font-size="16pt" officeooo:rsid="00164e16" style:font-size-asian="16pt" style:font-size-complex="16pt"/>
    </style:style>
    <style:style style:name="T3" style:family="text">
      <style:text-properties officeooo:rsid="0016fee2"/>
    </style:style>
    <style:style style:name="T4" style:family="text">
      <style:text-properties officeooo:rsid="00179831"/>
    </style:style>
    <style:style style:name="T5" style:family="text">
      <style:text-properties officeooo:rsid="001834b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834b7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Document de justification du respect des normes RGPD et ITIL</text:p>
      <text:table-of-content text:style-name="Sect1" text:protected="true" text:name="Table des matières1">
        <text:table-of-content-source text:outline-level="10" text:use-outline-level="false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des matières1_Head" text:protected="true">
            <text:p text:style-name="P3">Table des matières</text:p>
          </text:index-title>
          <text:p text:style-name="P1"><text:a xlink:type="simple" xlink:href="#__RefHeading___Toc107_2970827392" text:style-name="Index_20_Link" text:visited-style-name="Index_20_Link">1 Norme RGPD<text:tab/>3</text:a></text:p>
          <text:p text:style-name="P2"><text:a xlink:type="simple" xlink:href="#__RefHeading___Toc111_2970827392" text:style-name="Index_20_Link" text:visited-style-name="Index_20_Link">1.1 Collecte et usage des données<text:tab/>3</text:a></text:p>
          <text:p text:style-name="P2"><text:a xlink:type="simple" xlink:href="#__RefHeading___Toc119_2970827392" text:style-name="Index_20_Link" text:visited-style-name="Index_20_Link">1.2 Droits des utilisateurs<text:tab/>3</text:a></text:p>
          <text:p text:style-name="P2"><text:a xlink:type="simple" xlink:href="#__RefHeading___Toc123_2970827392" text:style-name="Index_20_Link" text:visited-style-name="Index_20_Link">1.3 Sécurité des données<text:tab/>3</text:a></text:p>
          <text:p text:style-name="P1"><text:a xlink:type="simple" xlink:href="#__RefHeading___Toc109_2970827392" text:style-name="Index_20_Link" text:visited-style-name="Index_20_Link">2 Conformité ITIL (Information Technology Infrastructure Library)<text:tab/>4</text:a></text:p>
          <text:p text:style-name="P2"><text:a xlink:type="simple" xlink:href="#__RefHeading___Toc121_2970827392" text:style-name="Index_20_Link" text:visited-style-name="Index_20_Link">2.1 Historisation et gestion des changements<text:tab/>4</text:a></text:p>
          <text:p text:style-name="P2"><text:a xlink:type="simple" xlink:href="#__RefHeading___Toc117_2970827392" text:style-name="Index_20_Link" text:visited-style-name="Index_20_Link">2.2 Qualité logicielle<text:tab/>4</text:a></text:p>
          <text:p text:style-name="P2"><text:a xlink:type="simple" xlink:href="#__RefHeading___Toc115_2970827392" text:style-name="Index_20_Link" text:visited-style-name="Index_20_Link">2.3 Gestion des incidents<text:tab/>4</text:a></text:p>
          <text:p text:style-name="P2"><text:a xlink:type="simple" xlink:href="#__RefHeading___Toc113_2970827392" text:style-name="Index_20_Link" text:visited-style-name="Index_20_Link">2.4 Documentation<text:tab/>4</text:a></text:p>
        </text:index-body>
      </text:table-of-content>
      <text:p text:style-name="P20"/>
      <text:p text:style-name="P20"/>
      <text:p text:style-name="P12"/>
      <text:h text:style-name="P4" text:outline-level="1"><text:bookmark-start text:name="__RefHeading___Toc107_2970827392"/>Norme RGPD<text:bookmark-end text:name="__RefHeading___Toc107_2970827392"/></text:h>
      <text:p text:style-name="P16"><text:span text:style-name="T2"><text:tab/></text:span></text:p>
      <text:p text:style-name="P16"><text:span text:style-name="T2"><text:tab/></text:span><text:span text:style-name="T1">Pour respecter au mieux la norme RGPD nous nous devons de mettre en place une logique </text:span><text:span text:style-name="T3">rigoureuse </text:span><text:span text:style-name="T1">de traitement de données personnelles.</text:span></text:p>
      <text:p text:style-name="P16"/>
      <text:h text:style-name="P7" text:outline-level="2"><text:bookmark-start text:name="__RefHeading___Toc111_2970827392"/>Collecte et usage des données<text:bookmark-end text:name="__RefHeading___Toc111_2970827392"/></text:h>
      <text:p text:style-name="P13"><text:span text:style-name="T3"><text:tab/>Nous collectons uniquement les données nécessaires au fonctionnement de </text:span>l’application, <text:span text:style-name="T3">notamment </text:span>l’adresse ainsi que de la commune de résidence du client, en compléments <text:s/><text:span text:style-name="T3">des informations associés au </text:span>compte <text:span text:style-name="T3">utilisateur</text:span>. </text:p>
      <text:p text:style-name="P14"/>
      <text:h text:style-name="P7" text:outline-level="2"><text:bookmark-start text:name="__RefHeading___Toc119_2970827392"/>Droits des utilisateurs<text:bookmark-end text:name="__RefHeading___Toc119_2970827392"/></text:h>
      <text:p text:style-name="P15"><text:tab/><text:span text:style-name="T4">Le client pourra consulter rectifier et supprimer ses informations personnelles via une interface dédiée, accessible depuis sont profil utilisateur.</text:span></text:p>
      <text:p text:style-name="P15"><text:span text:style-name="T4">Il pourra également suspendre ou supprimer son compte pour révoquer le droit d’accès de l’application à ses données personnelles.</text:span></text:p>
      <text:p text:style-name="P14"/>
      <text:h text:style-name="P8" text:outline-level="2"><text:bookmark-start text:name="__RefHeading___Toc123_2970827392"/>Sécurité des données <text:bookmark-end text:name="__RefHeading___Toc123_2970827392"/></text:h>
      <text:p text:style-name="P14"><text:tab/><text:span text:style-name="T4">Des mesures techniques et organisationnelles seront mise en place pour sécuriser les données tel que le chiffrement et une authentification forte.</text:span></text:p>
      <text:p text:style-name="P19">En cas de fuite de données personnelles, une notification sera envoyée rapidement à tous les utilisateurs concernés, conformément aux exigences réglementaires.</text:p>
      <text:p text:style-name="P19"/>
      <text:h text:style-name="P6" text:outline-level="1"/>
      <text:h text:style-name="P5" text:outline-level="1"><text:bookmark-start text:name="__RefHeading___Toc109_2970827392"/>Conformité ITIL<text:span text:style-name="T1"> (Information Technology Infrastructure Library)</text:span><text:bookmark-end text:name="__RefHeading___Toc109_2970827392"/></text:h>
      <text:p text:style-name="P11"/>
      <text:p text:style-name="P11"><text:span text:style-name="T4"><text:tab/>Notre </text:span><text:span text:style-name="T3">projet </text:span><text:span text:style-name="T4">s’inscrit dans une démarche conforme aux bonnes pratiques ITIL, en mettant en œuvre des processus de gestion rigoureux pour le développement et le déploiement des services informatiques. </text:span></text:p>
      <text:p text:style-name="P11"/>
      <text:h text:style-name="P9" text:outline-level="2"><text:bookmark-start text:name="__RefHeading___Toc121_2970827392"/><text:span text:style-name="T4">H</text:span>istorisation et gestion des changements<text:tab/><text:bookmark-end text:name="__RefHeading___Toc121_2970827392"/></text:h>
      <text:p text:style-name="P17"><text:tab/><text:span text:style-name="T4">L’outil Git sera utilisé pour historiser l’ensemble des fichiers du projet. Les workflows </text:span>GitHub Actions <text:span text:style-name="T4">permettront d’automatiser le processus d’intégration continue (CI), garantissant que chaque mise à jour est testée avant déploiement.</text:span></text:p>
      <text:p text:style-name="P17"/>
      <text:h text:style-name="P8" text:outline-level="2"><text:bookmark-start text:name="__RefHeading___Toc117_2970827392"/>Qualité logicielle<text:bookmark-end text:name="__RefHeading___Toc117_2970827392"/></text:h>
      <text:p text:style-name="Text_20_body"><text:tab/>Des tests seront intégrés tout au long du développement : </text:p>
      <text:list text:style-name="L1">
        <text:list-item>
          <text:p text:style-name="P18"><text:span text:style-name="T7">T</text:span><text:span text:style-name="T6">ests unitaires </text:span>: <text:span text:style-name="T5">pour vérifier</text:span> des fonctions spécifiques</text:p>
        </text:list-item>
        <text:list-item>
          <text:p text:style-name="P18"><text:span text:style-name="T7">T</text:span><text:span text:style-name="T6">ests d’intégrations </text:span>: <text:span text:style-name="T5">pour simuler des interactions </text:span>via des requêtes http</text:p>
        </text:list-item>
        <text:list-item>
          <text:p text:style-name="P18"><text:span text:style-name="T7">T</text:span><text:span text:style-name="T6">ests end to end </text:span>: <text:span text:style-name="T5">pour reproduire les</text:span> actions utilisateurs <text:span text:style-name="T5">et garantir le bon comportement global de l’application.</text:span></text:p>
        </text:list-item>
      </text:list>
      <text:p text:style-name="P17"/>
      <text:h text:style-name="P10" text:outline-level="2"><text:bookmark-start text:name="__RefHeading___Toc115_2970827392"/>Gestion des incidents <text:bookmark-end text:name="__RefHeading___Toc115_2970827392"/></text:h>
      <text:p text:style-name="Text_20_body"><text:tab/><text:span text:style-name="T5">Si une modification du code entraîne l’échec des tests dans la CI, la mise ç jour sera automatiquement bloquée. Toute erreur détectée devra être corrigée avant le déploiement en production, garantissant une disponibilité et une stabilité maximale des services pour les différents clients.</text:span></text:p>
      <text:p text:style-name="Text_20_body"/>
      <text:h text:style-name="P10" text:outline-level="2"><text:bookmark-start text:name="__RefHeading___Toc113_2970827392"/>Documentation<text:bookmark-end text:name="__RefHeading___Toc113_2970827392"/></text:h>
      <text:p text:style-name="P22"><text:tab/><text:span text:style-name="T5">Les services contenant les logiques de calculs seront documentés via Javadoc, et la documentation sera enrichie de manière continue pour refléter les évolutions du projet.</text:span>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adornments="Gras" style:font-family-generic="swiss"/>
    <style:font-face style:name="Arial2" svg:font-family="Arial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officeooo:rsid="00179831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style:font-name="Arial1" fo:font-family="Arial" style:font-style-name="Gras" style:font-family-generic="swiss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20:26:24.854031443</meta:creation-date>
    <dc:date>2024-12-12T22:20:04.408300297</dc:date>
    <meta:editing-duration>PT6M30S</meta:editing-duration>
    <meta:editing-cycles>1</meta:editing-cycles>
    <meta:document-statistic meta:table-count="0" meta:image-count="0" meta:object-count="0" meta:page-count="4" meta:paragraph-count="35" meta:word-count="410" meta:character-count="2780" meta:non-whitespace-character-count="2399"/>
    <meta:generator>LibreOffice/24.2.7.2$Linux_X86_64 LibreOffice_project/420$Build-2</meta:generator>
  </office:meta>
</office:document-meta>
</file>